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7C893189C2B646E1.png" manifest:media-type="image/png"/>
  <manifest:file-entry manifest:full-path="Pictures/100000010000078000000438E24F50FCB74CF64C.png" manifest:media-type="image/png"/>
  <manifest:file-entry manifest:full-path="Pictures/100000010000078000000438F85EC712F3D09624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da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_5f_hi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g_5f_empty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9.7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style:text-properties fo:color="#111111" loext:opacity="100%" style:font-name="Arial"/>
    </style:style>
    <style:style style:name="P3" style:family="paragraph">
      <loext:graphic-properties draw:fill-color="#ffffff"/>
      <style:text-properties fo:color="#111111" loext:opacity="100%" style:font-name="Aria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Arial"/>
    </style:style>
    <style:style style:name="T1" style:family="text">
      <style:text-properties fo:color="#111111" loext:opacity="100%" style:font-name="Arial"/>
    </style:style>
    <style:style style:name="T2" style:family="text">
      <style:text-properties fo:color="#111111" loext:opacity="100%" style:font-name="Arial" fo:font-size="24pt" style:font-size-asian="24pt" style:font-size-complex="24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.301cm" svg:y="0.9cm" presentation:class="title" presentation:user-transformed="true">
          <draw:text-box>
            <text:p text:style-name="P1"><text:span text:style-name="T1">&lt;Title&gt;</text:span></text:p>
          </draw:text-box>
        </draw:frame>
        <draw:frame presentation:style-name="pr2" draw:text-style-name="P3" draw:layer="layout" svg:width="25.199cm" svg:height="9.75cm" svg:x="1.4cm" svg:y="4.5cm" presentation:class="subtitle" presentation:user-transformed="true">
          <draw:text-box>
            <text:p text:style-name="P1"><text:span text:style-name="T2">&lt;Body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3">Slide Title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<text:span text:style-name="T3">Body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3">Slide Title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<text:span text:style-name="T3">Body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  <text:p text:style-name="P5"><text:span text:style-name="T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bg_5f_da" draw:display-name="bg_da" xlink:href="Pictures/100000010000078000000438F85EC712F3D09624.png" xlink:type="simple" xlink:show="embed" xlink:actuate="onLoad"/>
    <draw:fill-image draw:name="bg_5f_empty" draw:display-name="bg_empty" xlink:href="Pictures/100000010000078000000438E24F50FCB74CF64C.png" xlink:type="simple" xlink:show="embed" xlink:actuate="onLoad"/>
    <draw:fill-image draw:name="bg_5f_hi" draw:display-name="bg_hi" xlink:href="Pictures/1000000100000780000004387C893189C2B646E1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49:48.546789407</meta:creation-date>
    <meta:editing-duration>PT19M2S</meta:editing-duration>
    <meta:editing-cycles>9</meta:editing-cycles>
    <meta:generator>LibreOffice/7.6.2.1$Linux_X86_64 LibreOffice_project/60$Build-1</meta:generator>
    <dc:title>Blueprint Plans</dc:title>
    <dc:date>2023-12-07T22:14:57.343652546</dc:date>
    <meta:document-statistic meta:object-count="66"/>
  </office:meta>
</office:document-meta>
</file>